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595959" draw:marker-end="msArrowStealth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3c78d8" draw:marker-start="msArrowStealthEnd_20_9" draw:marker-start-width="0.53cm" draw:marker-start-center="false" draw:marker-end="msArrowStealth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gradient" draw:fill-gradient-name="Gradient_20_5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gradient" draw:fill-gradient-name="Gradient_20_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3d85c6" draw:marker-start="msArrowStealthEnd_20_9" draw:marker-start-width="0.53cm" draw:marker-start-center="false" draw:marker-end="msArrowStealth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ffff" draw:stroke-linejoin="round" draw:fill="gradient" draw:fill-gradient-name="Gradient_20_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ffff" draw:stroke-linejoin="round" draw:fill="gradient" draw:fill-gradient-name="Gradient_20_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ffffff" draw:stroke-linejoin="round" draw:fill="gradient" draw:fill-gradient-name="Gradient_20_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1" fo:font-size="10pt" fo:letter-spacing="normal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2" draw:layer="layout" svg:width="5.248cm" svg:height="1.448cm" svg:x="9.865cm" svg:y="6.819cm">
          <text:p text:style-name="P1"><text:span text:style-name="T1">Broker</text:span></text:p>
          <text:p text:style-name="P1"><text:span text:style-name="T2">(Evaluat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" draw:text-style-name="P2" draw:layer="layout" svg:width="5.248cm" svg:height="1.448cm" svg:x="9.865cm" svg:y="9.785cm">
          <text:p text:style-name="P1"><text:span text:style-name="T1">Garb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3" draw:layer="layout" svg:width="1.078cm" svg:height="1.026cm" svg:x="5.246cm" svg:y="5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" draw:style-name="gr3" draw:text-style-name="P4" draw:layer="layout" svg:width="3.538cm" svg:height="1.828cm" svg:x="6.326cm" svg:y="5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" draw:style-name="gr3" draw:text-style-name="P4" draw:layer="layout" svg:width="3.538cm" svg:height="0.001cm" svg:x="6.325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" draw:style-name="gr3" draw:text-style-name="P4" draw:layer="layout" svg:width="3.538cm" svg:height="1.818cm" draw:transform="rotate (-3.14159265358979) translate (9.865cm 9.5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" draw:style-name="gr4" draw:text-style-name="P4" draw:layer="layout" svg:width="0.001cm" svg:height="1.516cm" svg:x="12.489cm" svg:y="8.2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3" draw:text-style-name="P4" draw:layer="layout" svg:width="3.538cm" svg:height="2.358cm" svg:x="15.114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" draw:style-name="gr3" draw:text-style-name="P4" draw:layer="layout" svg:width="3.538cm" svg:height="2.545cm" draw:transform="rotate (-3.14159265358979) translate (18.653cm 7.5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7" draw:style-name="gr3" draw:text-style-name="P4" draw:layer="layout" svg:width="3.538cm" svg:height="0.91cm" draw:transform="rotate (-3.14159265358979) translate (18.653cm 7.5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9" draw:style-name="gr3" draw:text-style-name="P4" draw:layer="layout" svg:width="3.538cm" svg:height="0.723cm" svg:x="15.114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" draw:style-name="gr5" draw:text-style-name="P6" draw:layer="layout" svg:width="2.862cm" svg:height="1.026cm" svg:x="4.476cm" svg:y="3.333cm">
          <text:p text:style-name="P5"><text:span text:style-name="T1">Publis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5" draw:text-style-name="P6" draw:layer="layout" svg:width="3.463cm" svg:height="1.026cm" svg:x="17.46cm" svg:y="3.333cm">
          <text:p text:style-name="P5"><text:span text:style-name="T1">Subscri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2" draw:text-style-name="P3" draw:layer="layout" svg:width="1.078cm" svg:height="1.026cm" svg:x="5.246cm" svg:y="7.03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1" draw:style-name="gr6" draw:text-style-name="P7" draw:layer="layout" svg:width="1.078cm" svg:height="1.026cm" svg:x="5.246cm" svg:y="9.06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6" draw:style-name="gr6" draw:text-style-name="P7" draw:layer="layout" svg:width="1.078cm" svg:height="1.026cm" svg:x="18.653cm" svg:y="4.485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8" draw:style-name="gr2" draw:text-style-name="P3" draw:layer="layout" svg:width="1.078cm" svg:height="1.026cm" svg:x="18.653cm" svg:y="6.12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4" draw:style-name="gr2" draw:text-style-name="P3" draw:layer="layout" svg:width="1.078cm" svg:height="1.026cm" svg:x="18.653cm" svg:y="9.39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0" draw:style-name="gr6" draw:text-style-name="P7" draw:layer="layout" svg:width="1.078cm" svg:height="1.026cm" svg:x="18.653cm" svg:y="7.755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51" draw:style-name="gr7" draw:layer="layout" svg:width="16.932cm" svg:height="9.524cm" svg:x="1.059cm" svg:y="1.905cm" draw:page-number="1" presentation:class="page"/>
          <draw:frame draw:name="Shape 52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Shape 78" draw:style-name="gr8" draw:text-style-name="P9" draw:layer="layout" svg:width="6.665cm" svg:height="3.573cm" svg:x="13.268cm" svg:y="7.544cm">
          <text:p text:style-name="P1"><text:span text:style-name="T3">Entity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9" draw:text-style-name="P10" draw:layer="layout" svg:width="6.665cm" svg:height="3.573cm" svg:x="13.268cm" svg:y="3.758cm">
          <text:p text:style-name="P1"><text:span text:style-name="T3">Entity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" draw:text-style-name="P2" draw:layer="layout" svg:width="2.862cm" svg:height="1.448cm" svg:x="8.463cm" svg:y="6.819cm">
          <text:p text:style-name="P1"><text:span text:style-name="T1">Broker</text:span></text:p>
          <text:p text:style-name="P1"><text:span text:style-name="T2">(Garbl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10" draw:text-style-name="P7" draw:layer="layout" svg:width="3.463cm" svg:height="1.167cm" svg:x="13.539cm" svg:y="4.961cm">
          <text:p text:style-name="P1"><text:span text:style-name="T4">Eval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" draw:text-style-name="P3" draw:layer="layout" svg:width="1.078cm" svg:height="1.026cm" svg:x="5.246cm" svg:y="5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" draw:style-name="gr3" draw:text-style-name="P4" draw:layer="layout" svg:width="2.137cm" svg:height="1.817cm" svg:x="6.326cm" svg:y="5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3" draw:text-style-name="P4" draw:layer="layout" svg:width="2.137cm" svg:height="0.001cm" svg:x="6.326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6" draw:style-name="gr3" draw:text-style-name="P4" draw:layer="layout" svg:width="2.137cm" svg:height="1.817cm" draw:transform="rotate (-3.14159265358979) translate (8.461cm 9.5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8" draw:style-name="gr11" draw:text-style-name="P4" draw:layer="layout" svg:width="2.212cm" svg:height="1.998cm" draw:transform="rotate (-3.14159265358979) translate (13.538cm 7.5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9" draw:style-name="gr11" draw:text-style-name="P4" draw:layer="layout" svg:width="2.212cm" svg:height="1.958cm" svg:x="11.326cm" svg:y="7.5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1" draw:style-name="gr5" draw:text-style-name="P6" draw:layer="layout" svg:width="2.862cm" svg:height="1.026cm" svg:x="4.497cm" svg:y="2.308cm">
          <text:p text:style-name="P5"><text:span text:style-name="T1">Publis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" draw:text-style-name="P6" draw:layer="layout" svg:width="3.463cm" svg:height="1.026cm" svg:x="17.003cm" svg:y="2.308cm">
          <text:p text:style-name="P5"><text:span text:style-name="T1">Subscri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2" draw:text-style-name="P3" draw:layer="layout" svg:width="1.078cm" svg:height="1.026cm" svg:x="5.246cm" svg:y="7.03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7" draw:style-name="gr6" draw:text-style-name="P7" draw:layer="layout" svg:width="1.078cm" svg:height="1.026cm" svg:x="5.246cm" svg:y="9.06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3" draw:style-name="gr12" draw:text-style-name="P7" draw:layer="layout" svg:width="1.078cm" svg:height="1.026cm" svg:x="18.539cm" svg:y="4.157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4" draw:style-name="gr12" draw:text-style-name="P7" draw:layer="layout" svg:width="1.078cm" svg:height="1.026cm" svg:x="18.539cm" svg:y="5.792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5" draw:style-name="gr13" draw:text-style-name="P3" draw:layer="layout" svg:width="1.078cm" svg:height="1.026cm" svg:x="18.585cm" svg:y="9.635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6" draw:style-name="gr13" draw:text-style-name="P3" draw:layer="layout" svg:width="1.078cm" svg:height="1.026cm" svg:x="18.585cm" svg:y="8cm">
          <text:p text:style-name="P5"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0" draw:style-name="gr14" draw:text-style-name="P3" draw:layer="layout" svg:width="3.463cm" svg:height="1.167cm" svg:x="13.539cm" svg:y="8.919cm">
          <text:p text:style-name="P1"><text:span text:style-name="T4">Eval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3" draw:text-style-name="P4" draw:layer="layout" svg:width="1.535cm" svg:height="0.873cm" draw:transform="rotate (-3.14159265358979) translate (18.537cm 5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8" draw:style-name="gr3" draw:text-style-name="P4" draw:layer="layout" svg:width="1.535cm" svg:height="0.76cm" svg:x="17.003cm" svg:y="5.5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3" draw:text-style-name="P4" draw:layer="layout" svg:width="1.558cm" svg:height="0.919cm" draw:transform="rotate (-3.14159265358979) translate (18.562cm 9.5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0" draw:style-name="gr3" draw:text-style-name="P4" draw:layer="layout" svg:width="1.582cm" svg:height="0.644cm" svg:x="17.003cm" svg:y="9.5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5" draw:style-name="gr7" draw:layer="layout" svg:width="16.932cm" svg:height="9.524cm" svg:x="1.059cm" svg:y="1.905cm" draw:page-number="2" presentation:class="page"/>
          <draw:frame draw:name="Shape 76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Caladea1" svg:font-family="Caladea" style:font-pitch="variable"/>
    <style:font-face style:name="Helvetica Neue" svg:font-family="'Helvetica Neue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ellipsoid" draw:cx="50%" draw:cy="50%" draw:start-color="#f0a963" draw:end-color="#fdecdb" draw:start-intensity="100%" draw:end-intensity="100%" draw:angle="900" draw:border="0%"/>
    <draw:gradient draw:name="Gradient_20_3" draw:display-name="Gradient 3" draw:style="linear" draw:start-color="#db0000" draw:end-color="#540303" draw:start-intensity="100%" draw:end-intensity="100%" draw:angle="0" draw:border="0%"/>
    <draw:gradient draw:name="Gradient_20_4" draw:display-name="Gradient 4" draw:style="linear" draw:start-color="#51ab2a" draw:end-color="#203e13" draw:start-intensity="100%" draw:end-intensity="100%" draw:angle="0" draw:border="0%"/>
    <draw:gradient draw:name="Gradient_20_5" draw:display-name="Gradient 5" draw:style="linear" draw:start-color="#f5d0d0" draw:end-color="#d96868" draw:start-intensity="100%" draw:end-intensity="100%" draw:angle="0" draw:border="0%"/>
    <draw:gradient draw:name="Gradient_20_6" draw:display-name="Gradient 6" draw:style="linear" draw:start-color="#dcecd5" draw:end-color="#93bc81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5.1.0.3$Linux_X86_64 LibreOffice_project/</meta:generator>
  </office:meta>
</office:document-meta>
</file>